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loext:graphic-properties draw:fill="solid" draw:fill-color="#1f1f1f"/>
      <style:paragraph-properties fo:line-height="135%" style:page-number="1" fo:background-color="#1f1f1f"/>
    </style:style>
    <style:style style:name="T1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</text:span><text:span text:style-name="T2">final</text:span><text:span text:style-name="T1"> </text:span><text:span text:style-name="T3">_apiService</text:span><text:span text:style-name="T1"> </text:span><text:span text:style-name="T4">=</text:span><text:span text:style-name="T1"> </text:span><text:span text:style-name="T5">ApiService</text:span><text:span text:style-name="T1">(); </text:span><text:span text:style-name="T6">// Fixed the variable declaration</text:span></text:p>
      <text:p text:style-name="P2"/>
      <text:p text:style-name="P1"><text:span text:style-name="T1"><text:s text:c="2"/></text:span><text:span text:style-name="T5">String</text:span><text:span text:style-name="T1"> </text:span><text:span text:style-name="T3">_fullname</text:span><text:span text:style-name="T1"> </text:span><text:span text:style-name="T4">=</text:span><text:span text:style-name="T1"> </text:span><text:span text:style-name="T7">''</text:span><text:span text:style-name="T1">;</text:span></text:p>
      <text:p text:style-name="P1"><text:span text:style-name="T1"><text:s text:c="2"/></text:span><text:span text:style-name="T5">String</text:span><text:span text:style-name="T1"> </text:span><text:span text:style-name="T3">_email</text:span><text:span text:style-name="T1"> </text:span><text:span text:style-name="T4">=</text:span><text:span text:style-name="T1"> </text:span><text:span text:style-name="T7">''</text:span><text:span text:style-name="T1">;</text:span></text:p>
      <text:p text:style-name="P1"><text:span text:style-name="T1"><text:s text:c="2"/></text:span><text:span text:style-name="T5">String</text:span><text:span text:style-name="T1"> </text:span><text:span text:style-name="T3">_password</text:span><text:span text:style-name="T1"> </text:span><text:span text:style-name="T4">=</text:span><text:span text:style-name="T1"> </text:span><text:span text:style-name="T7">''</text:span><text:span text:style-name="T1">;</text:span></text:p>
      <text:p text:style-name="P2"/>
      <text:p text:style-name="P1"><text:span text:style-name="T1"><text:s text:c="2"/></text:span><text:span text:style-name="T5">Future</text:span><text:span text:style-name="T1">&lt;</text:span><text:span text:style-name="T2">void</text:span><text:span text:style-name="T1">&gt; </text:span><text:span text:style-name="T8">_register</text:span><text:span text:style-name="T1">() </text:span><text:span text:style-name="T9">async</text:span><text:span text:style-name="T1"> {</text:span></text:p>
      <text:p text:style-name="P1"><text:span text:style-name="T1"><text:s text:c="4"/></text:span><text:span text:style-name="T6">// Fixed Future</text:span></text:p>
      <text:p text:style-name="P1"><text:span text:style-name="T1"><text:s text:c="4"/></text:span><text:span text:style-name="T9">if</text:span><text:span text:style-name="T1"> (</text:span><text:span text:style-name="T3">_formSignupKey</text:span><text:span text:style-name="T1">.</text:span><text:span text:style-name="T3">currentState</text:span><text:span text:style-name="T4">!</text:span><text:span text:style-name="T1">.</text:span><text:span text:style-name="T8">validate</text:span><text:span text:style-name="T1">() </text:span><text:span text:style-name="T4">&amp;&amp;</text:span><text:span text:style-name="T1"> </text:span><text:span text:style-name="T3">agreePersonalData</text:span><text:span text:style-name="T1">) {</text:span></text:p>
      <text:p text:style-name="P1"><text:span text:style-name="T1"><text:s text:c="6"/></text:span><text:span text:style-name="T9">try</text:span><text:span text:style-name="T1"> {</text:span></text:p>
      <text:p text:style-name="P1"><text:span text:style-name="T1"><text:s text:c="8"/></text:span><text:span text:style-name="T2">final</text:span><text:span text:style-name="T1"> </text:span><text:span text:style-name="T3">success</text:span><text:span text:style-name="T1"> </text:span><text:span text:style-name="T4">=</text:span></text:p>
      <text:p text:style-name="P1"><text:span text:style-name="T1"><text:s text:c="12"/></text:span><text:span text:style-name="T9">await</text:span><text:span text:style-name="T1"> </text:span><text:span text:style-name="T3">_apiService</text:span><text:span text:style-name="T1">.</text:span><text:span text:style-name="T8">registerUser</text:span><text:span text:style-name="T1">(</text:span><text:span text:style-name="T3">_fullname</text:span><text:span text:style-name="T1">, </text:span><text:span text:style-name="T3">_email</text:span><text:span text:style-name="T1">, </text:span><text:span text:style-name="T3">_password</text:span><text:span text:style-name="T1">);</text:span></text:p>
      <text:p text:style-name="P1"><text:span text:style-name="T1"><text:s text:c="8"/></text:span><text:span text:style-name="T9">if</text:span><text:span text:style-name="T1"> (</text:span><text:span text:style-name="T3">success</text:span><text:span text:style-name="T1">) {</text:span></text:p>
      <text:p text:style-name="P1"><text:span text:style-name="T1"><text:s text:c="10"/></text:span><text:span text:style-name="T5">ScaffoldMessenger</text:span><text:span text:style-name="T1">.</text:span><text:span text:style-name="T8">of</text:span><text:span text:style-name="T1">(</text:span><text:span text:style-name="T3">context</text:span><text:span text:style-name="T1">).</text:span><text:span text:style-name="T8">showSnackBar</text:span><text:span text:style-name="T1">(</text:span></text:p>
      <text:p text:style-name="P1"><text:span text:style-name="T1"><text:s text:c="12"/></text:span><text:span text:style-name="T2">const</text:span><text:span text:style-name="T1"> </text:span><text:span text:style-name="T5">SnackBar</text:span><text:span text:style-name="T1">(</text:span></text:p>
      <text:p text:style-name="P1"><text:span text:style-name="T1"><text:s text:c="16"/></text:span><text:span text:style-name="T3">content</text:span><text:span text:style-name="T4">:</text:span><text:span text:style-name="T1"> </text:span><text:span text:style-name="T5">Text</text:span><text:span text:style-name="T1">(</text:span><text:span text:style-name="T7">'Registration Successful'</text:span><text:span text:style-name="T1">)), </text:span><text:span text:style-name="T6">// Fixed SnackBar</text:span></text:p>
      <text:p text:style-name="P1"><text:span text:style-name="T1"><text:s text:c="10"/>);</text:span></text:p>
      <text:p text:style-name="P1"><text:span text:style-name="T1"><text:s text:c="10"/></text:span><text:span text:style-name="T5">Navigator</text:span><text:span text:style-name="T1">.</text:span><text:span text:style-name="T8">push</text:span><text:span text:style-name="T1">(</text:span></text:p>
      <text:p text:style-name="P1"><text:span text:style-name="T1"><text:s text:c="12"/></text:span><text:span text:style-name="T3">context</text:span><text:span text:style-name="T1">,</text:span></text:p>
      <text:p text:style-name="P1"><text:span text:style-name="T1"><text:s text:c="12"/></text:span><text:span text:style-name="T5">MaterialPageRoute</text:span><text:span text:style-name="T1">(</text:span><text:span text:style-name="T3">builder</text:span><text:span text:style-name="T4">:</text:span><text:span text:style-name="T1"> (</text:span><text:span text:style-name="T3">context</text:span><text:span text:style-name="T1">) </text:span><text:span text:style-name="T4">=&gt;</text:span><text:span text:style-name="T1"> </text:span><text:span text:style-name="T2">const</text:span><text:span text:style-name="T1"> </text:span><text:span text:style-name="T5">SignInScreen</text:span><text:span text:style-name="T1">()),</text:span></text:p>
      <text:p text:style-name="P1"><text:span text:style-name="T1"><text:s text:c="10"/>);</text:span></text:p>
      <text:p text:style-name="P1"><text:span text:style-name="T1"><text:s text:c="8"/>} </text:span><text:span text:style-name="T9">else</text:span><text:span text:style-name="T1"> {</text:span></text:p>
      <text:p text:style-name="P1"><text:span text:style-name="T1"><text:s text:c="10"/></text:span><text:span text:style-name="T5">ScaffoldMessenger</text:span><text:span text:style-name="T1">.</text:span><text:span text:style-name="T8">of</text:span><text:span text:style-name="T1">(</text:span><text:span text:style-name="T3">context</text:span><text:span text:style-name="T1">).</text:span><text:span text:style-name="T8">showSnackBar</text:span><text:span text:style-name="T1">(</text:span></text:p>
      <text:p text:style-name="P1"><text:span text:style-name="T1"><text:s text:c="12"/></text:span><text:span text:style-name="T2">const</text:span><text:span text:style-name="T1"> </text:span><text:span text:style-name="T5">SnackBar</text:span><text:span text:style-name="T1">(</text:span></text:p>
      <text:p text:style-name="P1"><text:span text:style-name="T1"><text:s text:c="16"/></text:span><text:span text:style-name="T3">content</text:span><text:span text:style-name="T4">:</text:span><text:span text:style-name="T1"> </text:span><text:span text:style-name="T5">Text</text:span><text:span text:style-name="T1">(</text:span><text:span text:style-name="T7">'Registration Failed'</text:span><text:span text:style-name="T1">)), </text:span><text:span text:style-name="T6">// Fixed SnackBar</text:span></text:p>
      <text:p text:style-name="P1"><text:soft-page-break/><text:span text:style-name="T1"><text:s text:c="10"/>);</text:span></text:p>
      <text:p text:style-name="P1"><text:span text:style-name="T1"><text:s text:c="8"/>}</text:span></text:p>
      <text:p text:style-name="P1"><text:span text:style-name="T1"><text:s text:c="6"/>} </text:span><text:span text:style-name="T9">catch</text:span><text:span text:style-name="T1"> (</text:span><text:span text:style-name="T3">e</text:span><text:span text:style-name="T1">) {</text:span></text:p>
      <text:p text:style-name="P1"><text:span text:style-name="T1"><text:s text:c="8"/></text:span><text:span text:style-name="T5">ScaffoldMessenger</text:span><text:span text:style-name="T1">.</text:span><text:span text:style-name="T8">of</text:span><text:span text:style-name="T1">(</text:span><text:span text:style-name="T3">context</text:span><text:span text:style-name="T1">).</text:span><text:span text:style-name="T8">showSnackBar</text:span><text:span text:style-name="T1">(</text:span></text:p>
      <text:p text:style-name="P1"><text:span text:style-name="T1"><text:s text:c="10"/></text:span><text:span text:style-name="T5">SnackBar</text:span><text:span text:style-name="T1">(</text:span><text:span text:style-name="T3">content</text:span><text:span text:style-name="T4">:</text:span><text:span text:style-name="T1"> </text:span><text:span text:style-name="T5">Text</text:span><text:span text:style-name="T1">(</text:span><text:span text:style-name="T7">'Error: </text:span><text:span text:style-name="T4">$</text:span><text:span text:style-name="T3">e</text:span><text:span text:style-name="T7">'</text:span><text:span text:style-name="T1">)), </text:span><text:span text:style-name="T6">// Fixed SnackBar</text:span></text:p>
      <text:p text:style-name="P1"><text:span text:style-name="T1"><text:s text:c="8"/>);</text:span></text:p>
      <text:p text:style-name="P1"><text:span text:style-name="T1"><text:s text:c="6"/>}</text:span></text:p>
      <text:p text:style-name="P1"><text:span text:style-name="T1"><text:s text:c="4"/>} </text:span><text:span text:style-name="T9">else</text:span><text:span text:style-name="T1"> </text:span><text:span text:style-name="T9">if</text:span><text:span text:style-name="T1"> (</text:span><text:span text:style-name="T4">!</text:span><text:span text:style-name="T3">agreePersonalData</text:span><text:span text:style-name="T1">) {</text:span></text:p>
      <text:p text:style-name="P1"><text:span text:style-name="T1"><text:s text:c="6"/></text:span><text:span text:style-name="T5">ScaffoldMessenger</text:span><text:span text:style-name="T1">.</text:span><text:span text:style-name="T8">of</text:span><text:span text:style-name="T1">(</text:span><text:span text:style-name="T3">context</text:span><text:span text:style-name="T1">).</text:span><text:span text:style-name="T8">showSnackBar</text:span><text:span text:style-name="T1">(</text:span></text:p>
      <text:p text:style-name="P1"><text:span text:style-name="T1"><text:s text:c="8"/></text:span><text:span text:style-name="T2">const</text:span><text:span text:style-name="T1"> </text:span><text:span text:style-name="T5">SnackBar</text:span><text:span text:style-name="T1">(</text:span></text:p>
      <text:p text:style-name="P1"><text:span text:style-name="T1"><text:s text:c="12"/></text:span><text:span text:style-name="T3">content</text:span><text:span text:style-name="T4">:</text:span><text:span text:style-name="T1"> </text:span><text:span text:style-name="T5">Text</text:span><text:span text:style-name="T1">(</text:span></text:p>
      <text:p text:style-name="P1"><text:span text:style-name="T1"><text:s text:c="16"/></text:span><text:span text:style-name="T7">'Please agree to the processing of personal data'</text:span><text:span text:style-name="T1">)), </text:span><text:span text:style-name="T6">// Fixed SnackBar</text:span></text:p>
      <text:p text:style-name="P1"><text:span text:style-name="T1"><text:s text:c="6"/>);</text:span></text:p>
      <text:p text:style-name="P1"><text:span text:style-name="T1"><text:s text:c="4"/>}</text:span></text:p>
      <text:p text:style-name="P1"><text:span text:style-name="T1"><text:s text:c="2"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114" meta:character-count="1266" meta:non-whitespace-character-count="887"/>
    <meta:generator>LibreOfficeDev/6.0.5.2$Linux_X86_64 LibreOffice_project/</meta:generator>
  </office:meta>
</office:document-meta>
</file>